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ROMANS 10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PRAYER CONCERNING GOD'S RIGHTEOUSNESS (10:1-3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PRAYER CONCERNING GOD'S RIGHTEOUSNESS (10:1-3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prayer (10:1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problem (10:2-3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The problem (10:2-3):<text:s text:c="1"/>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Zeal without knowledge (10:2-3a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Works without faith (10:3b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2-tx-Title-and-Text" presentation:presentation-page-layout-name="Master1-PPL12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THE PRAYER CONCERNING GOD'S RIGHTEOUSNESS (10:1-3)<text:s text:c="1"/></text:span><text:span text:style-name="a524" text:class-names=""/></text:p>
          </draw:text-box>
          <svg:title/>
          <svg:desc/>
        </draw:frame>
        <draw:frame draw:id="id97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The prayer (10:1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problem (10:2-3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5" draw:style-name="a537" draw:master-page-name="Master1-Layout12-tx-Title-and-Text" presentation:presentation-page-layout-name="Master1-PPL12" draw:id="Slide-260">
        <draw:frame draw:id="id98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ROMANS 10</text:span><text:span text:style-name="a539" text:class-names=""/></text:p>
          </draw:text-box>
          <svg:title/>
          <svg:desc/>
        </draw:frame>
        <draw:frame draw:id="id99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THE PRAYER CONCERNING GOD'S RIGHTEOUSNESS (10:1-3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THE SOURCE OF GOD'S RIGHTEOUSNESS (10:4-5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6" draw:style-name="a552" draw:master-page-name="Master1-Layout12-tx-Title-and-Text" presentation:presentation-page-layout-name="Master1-PPL12" draw:id="Slide-261">
        <draw:frame draw:id="id100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THE SOURCE OF GOD'S RIGHTEOUSNESS (10:4-5)<text:s text:c="1"/></text:span><text:span text:style-name="a554" text:class-names=""/></text:p>
          </draw:text-box>
          <svg:title/>
          <svg:desc/>
        </draw:frame>
        <draw:frame draw:id="id101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It is found in Christ (10:4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It was foretold by Moses (Lev. 18:5) (10:5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7" draw:style-name="a567" draw:master-page-name="Master1-Layout12-tx-Title-and-Text" presentation:presentation-page-layout-name="Master1-PPL12" draw:id="Slide-262">
        <draw:frame draw:id="id102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ROMANS 10</text:span><text:span text:style-name="a569" text:class-names=""/></text:p>
          </draw:text-box>
          <svg:title/>
          <svg:desc/>
        </draw:frame>
        <draw:frame draw:id="id103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THE PRAYER CONCERNING GOD'S RIGHTEOUSNESS (10:1-3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THE SOURCE OF GOD'S RIGHTEOUSNESS (10:4-5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THE AVAILABILITY OF GOD'S RIGHTEOUSNESS (10:6-8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8" draw:style-name="a585" draw:master-page-name="Master1-Layout12-tx-Title-and-Text" presentation:presentation-page-layout-name="Master1-PPL12" draw:id="Slide-263">
        <draw:frame draw:id="id104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THE AVAILABILITY OF GOD'S RIGHTEOUSNESS (10:6-8)<text:s text:c="1"/></text:span><text:span text:style-name="a587" text:class-names=""/></text:p>
          </draw:text-box>
          <svg:title/>
          <svg:desc/>
        </draw:frame>
        <draw:frame draw:id="id105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<text:s text:c="1"/>Negative (10:6-7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Positive (10:8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9" draw:style-name="a600" draw:master-page-name="Master1-Layout12-tx-Title-and-Text" presentation:presentation-page-layout-name="Master1-PPL12" draw:id="Slide-264">
        <draw:frame draw:id="id106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ROMANS 10</text:span><text:span text:style-name="a602" text:class-names=""/></text:p>
          </draw:text-box>
          <svg:title/>
          <svg:desc/>
        </draw:frame>
        <draw:frame draw:id="id107" presentation:style-name="a620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THE PRAYER CONCERNING GOD'S RIGHTEOUSNESS (10:1-3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THE SOURCE OF GOD'S RIGHTEOUSNESS (10:4-5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THE AVAILABILITY OF GOD'S RIGHTEOUSNESS (10:6-8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THE RECEPTION OF GOD'S RIGHTEOUSNESS (10:9-10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0" draw:style-name="a621" draw:master-page-name="Master1-Layout12-tx-Title-and-Text" presentation:presentation-page-layout-name="Master1-PPL12" draw:id="Slide-265">
        <draw:frame draw:id="id108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THE RECEPTION OF GOD'S RIGHTEOUSNESS (10:9-10):<text:s text:c="1"/></text:span><text:span text:style-name="a623" text:class-names=""/></text:p>
          </draw:text-box>
          <svg:title/>
          <svg:desc/>
        </draw:frame>
        <draw:frame draw:id="id109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It is conceived in the heart (10:9b-10a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It is confirmed by the mouth (10:9a, 10b)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1" draw:style-name="a636" draw:master-page-name="Master1-Layout12-tx-Title-and-Text" presentation:presentation-page-layout-name="Master1-PPL12" draw:id="Slide-266">
        <draw:frame draw:id="id110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ROMANS 10</text:span><text:span text:style-name="a638" text:class-names=""/></text:p>
          </draw:text-box>
          <svg:title/>
          <svg:desc/>
        </draw:frame>
        <draw:frame draw:id="id111" presentation:style-name="a659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THE PRAYER CONCERNING GOD'S RIGHTEOUSNESS (10:1-3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THE SOURCE OF GOD'S RIGHTEOUSNESS (10:4-5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THE AVAILABILITY OF GOD'S RIGHTEOUSNESS (10:6-8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THE RECEPTION OF GOD'S RIGHTEOUSNESS (10:9-10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THE SCOPE OF GOD'S RIGHTEOUSNESS (10:11-13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2" draw:style-name="a660" draw:master-page-name="Master1-Layout12-tx-Title-and-Text" presentation:presentation-page-layout-name="Master1-PPL12" draw:id="Slide-267">
        <draw:frame draw:id="id112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THE SCOPE OF GOD'S RIGHTEOUSNESS (10:11-13)<text:s text:c="1"/></text:span><text:span text:style-name="a662" text:class-names=""/></text:p>
          </draw:text-box>
          <svg:title/>
          <svg:desc/>
        </draw:frame>
        <draw:frame draw:id="id113" presentation:style-name="a674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It is impartial (10:11-12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It is universal (10:13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3" draw:style-name="a675" draw:master-page-name="Master1-Layout12-tx-Title-and-Text" presentation:presentation-page-layout-name="Master1-PPL12" draw:id="Slide-268">
        <draw:frame draw:id="id114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ROMANS 10</text:span><text:span text:style-name="a677" text:class-names=""/></text:p>
          </draw:text-box>
          <svg:title/>
          <svg:desc/>
        </draw:frame>
        <draw:frame draw:id="id115" presentation:style-name="a701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THE PRAYER CONCERNING GOD'S RIGHTEOUSNESS (10:1-3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THE SOURCE OF GOD'S RIGHTEOUSNESS (10:4-5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THE AVAILABILITY OF GOD'S RIGHTEOUSNESS (10:6-8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THE RECEPTION OF GOD'S RIGHTEOUSNESS (10:9-10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THE SCOPE OF GOD'S RIGHTEOUSNESS (10:11-13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THE PRESENTATION OF GOD'S RIGHTEOUSNESS (10:14-15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4" draw:style-name="a702" draw:master-page-name="Master1-Layout12-tx-Title-and-Text" presentation:presentation-page-layout-name="Master1-PPL12" draw:id="Slide-269">
        <draw:frame draw:id="id116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THE PRESENTATION OF GOD'S RIGHTEOUSNESS (10:14-15):<text:s text:c="1"/></text:span><text:span text:style-name="a704" text:class-names=""/></text:p>
          </draw:text-box>
          <svg:title/>
          <svg:desc/>
        </draw:frame>
        <draw:frame draw:id="id117" presentation:style-name="a719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sinner must call on the Lord to be saved (10:14a).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A sinner must believe in order to call (10:14b).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A sinner must hear in order to believe (10:14c-15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5" draw:style-name="a720" draw:master-page-name="Master1-Layout13-twoColTx-Title-and-2-Column-Text" presentation:presentation-page-layout-name="Master1-PPL13" draw:id="Slide-270">
        <draw:frame draw:id="id118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ROMANS 10</text:span><text:span text:style-name="a722" text:class-names=""/></text:p>
          </draw:text-box>
          <svg:title/>
          <svg:desc/>
        </draw:frame>
        <draw:frame draw:id="id119" presentation:style-name="a737" draw:name="Text Placeholder 2" svg:x="1.38021in" svg:y="2in" svg:width="4.61632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THE PRAYER CONCERNING GOD'S RIGHTEOUSNESS (10:1-3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THE SOURCE OF GOD'S RIGHTEOUSNESS (10:4-5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THE AVAILABILITY OF GOD'S RIGHTEOUSNESS (10:6-8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  <draw:frame draw:id="id120" presentation:style-name="a753" draw:name="Text Placeholder 3" svg:x="6.16319in" svg:y="2in" svg:width="4.61632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THE RECEPTION OF GOD'S RIGHTEOUSNESS (10:9-10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THE SCOPE OF GOD'S RIGHTEOUSNESS (10:11-13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THE PRESENTATION OF GOD'S RIGHTEOUSNESS (10:14-15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THE REJECTION OF GOD'S RIGHTEOUSNESS (10:16-21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</draw:text-box>
          <svg:title/>
          <svg:desc/>
        </draw:frame>
      </draw:page>
      <draw:page draw:name="Slide16" draw:style-name="a754" draw:master-page-name="Master1-Layout12-tx-Title-and-Text" presentation:presentation-page-layout-name="Master1-PPL12" draw:id="Slide-271">
        <draw:frame draw:id="id121" presentation:style-name="a758" draw:name="Title 1" svg:x="1.38in" svg:y="0.4in" svg:width="10.6in" svg:height="1.44965in" presentation:class="title" presentation:placeholder="false">
          <draw:text-box>
            <text:p text:style-name="a757" text:class-names="" text:cond-style-name=""><text:span text:style-name="a755" text:class-names="">THE REJECTION OF GOD'S RIGHTEOUSNESS (10:16-21)<text:s text:c="1"/></text:span><text:span text:style-name="a756" text:class-names=""/></text:p>
          </draw:text-box>
          <svg:title/>
          <svg:desc/>
        </draw:frame>
        <draw:frame draw:id="id122" presentation:style-name="a768" draw:name="Text Placeholder 2" svg:x="1.38in" svg:y="2in" svg:width="9.4in" svg:height="4.75868in" presentation:class="outline" presentation:placeholder="false">
          <draw:text-box>
            <text:list text:style-name="a761">
              <text:list-item>
                <text:p text:style-name="a760" text:class-names="" text:cond-style-name=""><text:span text:style-name="a759" text:class-names=""><text:s text:c="1"/>Israel has heard the Good News (10:18):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Israel has refused to heed the Good News (10:16-17, 19-21).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</draw:text-box>
          <svg:title/>
          <svg:desc/>
        </draw:frame>
      </draw:page>
      <draw:page draw:name="Slide17" draw:style-name="a769" draw:master-page-name="Master1-Layout12-tx-Title-and-Text" presentation:presentation-page-layout-name="Master1-PPL12" draw:id="Slide-272">
        <draw:frame draw:id="id123" presentation:style-name="a773" draw:name="Title 1" svg:x="1.38in" svg:y="0.4in" svg:width="10.6in" svg:height="1.44965in" presentation:class="title" presentation:placeholder="false">
          <draw:text-box>
            <text:p text:style-name="a772" text:class-names="" text:cond-style-name=""><text:span text:style-name="a770" text:class-names=""><text:s text:c="1"/>Israel has refused to heed the Good News (10:16-17, 19-21).<text:s text:c="1"/></text:span><text:span text:style-name="a771" text:class-names=""/></text:p>
          </draw:text-box>
          <svg:title/>
          <svg:desc/>
        </draw:frame>
        <draw:frame draw:id="id124" presentation:style-name="a783" draw:name="Text Placeholder 2" svg:x="1.38in" svg:y="2in" svg:width="9.4in" svg:height="4.75868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4" text:class-names=""><text:s text:c="1"/>Isaiah predicted this (10:16-17, 20-21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Moses predicted this (10:19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</draw:text-box>
          <svg:title/>
          <svg:desc/>
        </draw:frame>
      </draw:page>
      <draw:page draw:name="Slide18" draw:style-name="a784" draw:master-page-name="Master1-Layout12-tx-Title-and-Text" presentation:presentation-page-layout-name="Master1-PPL12" draw:id="Slide-273">
        <draw:frame draw:id="id125" presentation:style-name="a788" draw:name="Title 1" svg:x="1.38in" svg:y="0.4in" svg:width="10.6in" svg:height="1.44965in" presentation:class="title" presentation:placeholder="false">
          <draw:text-box>
            <text:p text:style-name="a787" text:class-names="" text:cond-style-name=""><text:span text:style-name="a785" text:class-names="">THE REJECTION OF GOD'S RIGHTEOUSNESS (10:16-21)<text:s text:c="1"/></text:span><text:span text:style-name="a786" text:class-names=""/></text:p>
          </draw:text-box>
          <svg:title/>
          <svg:desc/>
        </draw:frame>
        <draw:frame draw:id="id126" presentation:style-name="a798" draw:name="Text Placeholder 2" svg:x="1.38in" svg:y="2in" svg:width="9.4in" svg:height="4.7586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<text:s text:c="1"/>Israel has heard the Good News (10:18):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<text:s text:c="1"/>Israel has refused to heed the Good News (10:16-17, 19-21).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</draw:text-box>
          <svg:title/>
          <svg:desc/>
        </draw:frame>
      </draw:page>
      <draw:page draw:name="Slide19" draw:style-name="a799" draw:master-page-name="Master1-Layout13-twoColTx-Title-and-2-Column-Text" presentation:presentation-page-layout-name="Master1-PPL13" draw:id="Slide-274">
        <draw:frame draw:id="id127" presentation:style-name="a803" draw:name="Title 1" svg:x="1.38in" svg:y="0.4in" svg:width="10.6in" svg:height="1.44965in" presentation:class="title" presentation:placeholder="false">
          <draw:text-box>
            <text:p text:style-name="a802" text:class-names="" text:cond-style-name=""><text:span text:style-name="a800" text:class-names="">ROMANS 10</text:span><text:span text:style-name="a801" text:class-names=""/></text:p>
          </draw:text-box>
          <svg:title/>
          <svg:desc/>
        </draw:frame>
        <draw:frame draw:id="id128" presentation:style-name="a816" draw:name="Text Placeholder 2" svg:x="1.38021in" svg:y="2in" svg:width="4.61632in" svg:height="4.75868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THE PRAYER CONCERNING GOD'S RIGHTEOUSNESS (10:1-3)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THE SOURCE OF GOD'S RIGHTEOUSNESS (10:4-5)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THE AVAILABILITY OF GOD'S RIGHTEOUSNESS (10:6-8)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</draw:text-box>
          <svg:title/>
          <svg:desc/>
        </draw:frame>
        <draw:frame draw:id="id129" presentation:style-name="a832" draw:name="Text Placeholder 3" svg:x="6.16319in" svg:y="2in" svg:width="4.61632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THE RECEPTION OF GOD'S RIGHTEOUSNESS (10:9-10):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THE SCOPE OF GOD'S RIGHTEOUSNESS (10:11-13)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THE PRESENTATION OF GOD'S RIGHTEOUSNESS (10:14-15):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THE REJECTION OF GOD'S RIGHTEOUSNESS (10:16-21)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10</dc:title>
    <meta:initial-creator>David STRICKLAND</meta:initial-creator>
    <dc:creator>David STRICKLAND</dc:creator>
    <meta:creation-date>2020-02-22T19:35:56Z</meta:creation-date>
    <dc:date>2020-02-22T19:35:56Z</dc:date>
    <meta:template xlink:href="BibleStudy" xlink:type="simple"/>
    <meta:editing-cycles>1</meta:editing-cycles>
    <meta:editing-duration>PT0S</meta:editing-duration>
    <meta:document-statistic meta:paragraph-count="77" meta:word-count="596"/>
  </office:meta>
</office:document-meta>
</file>